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1FB814B5424DFEBF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227cm, 4.118cm, 23.31cm, 12.57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5cm" svg:height="11.347cm" svg:x="0.3cm" svg:y="0.4cm">
          <draw:image xlink:href="Pictures/1000000000000BD000000FC01FB814B5424DFEB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08T15:40:40.200683486</dc:date>
    <meta:editing-duration>PT2M49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